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0.21 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 / s</text:p>
          </table:table-cell>
          <table:table-cell office:value-type="string" calcext:value-type="string">
            <text:p>A / mm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42.8" calcext:value-type="float">
            <text:p>42,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4" calcext:value-type="float">
            <text:p>0,914</text:p>
          </table:table-cell>
          <table:table-cell office:value-type="float" office:value="36.8" calcext:value-type="float">
            <text:p>36,8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office:value-type="float" office:value="31.8" calcext:value-type="float">
            <text:p>31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14" calcext:value-type="float">
            <text:p>0,914</text:p>
          </table:table-cell>
          <table:table-cell office:value-type="float" office:value="27.3" calcext:value-type="float">
            <text:p>27,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09" calcext:value-type="float">
            <text:p>0,9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/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09" calcext:value-type="float">
            <text:p>0,909</text:p>
          </table:table-cell>
          <table:table-cell office:value-type="float" office:value="14.7" calcext:value-type="float">
            <text:p>14,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/>
          <table:table-cell office:value-type="float" office:value="12.7" calcext:value-type="float">
            <text:p>12,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08" calcext:value-type="float">
            <text:p>0,908</text:p>
          </table:table-cell>
          <table:table-cell office:value-type="float" office:value="10.9" calcext:value-type="float">
            <text:p>10,9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/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03" calcext:value-type="float">
            <text:p>0,903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/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04" calcext:value-type="float">
            <text:p>0,904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/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01" calcext:value-type="float">
            <text:p>0,9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/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89" calcext:value-type="float">
            <text:p>0,889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/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74" calcext:value-type="float">
            <text:p>0,87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/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6" calcext:value-type="float">
            <text:p>0,86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42" calcext:value-type="float">
            <text:p>0,84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/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42" calcext:value-type="float">
            <text:p>0,842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/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42" calcext:value-type="float">
            <text:p>0,842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/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42" calcext:value-type="float">
            <text:p>0,842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/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42" calcext:value-type="float">
            <text:p>0,84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/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42" calcext:value-type="float">
            <text:p>0,84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/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42" calcext:value-type="float">
            <text:p>0,84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/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42" calcext:value-type="float">
            <text:p>0,84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/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42" calcext:value-type="float">
            <text:p>0,842</text:p>
          </table:table-cell>
          <table:table-cell office:value-type="float" office:value="0.3" calcext:value-type="float">
            <text:p>0,3</text:p>
          </table:table-cell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15:10:17.743000000</meta:creation-date>
    <dc:date>2020-03-05T15:25:14.019000000</dc:date>
    <meta:editing-duration>PT4M46S</meta:editing-duration>
    <meta:editing-cycles>2</meta:editing-cycles>
    <meta:generator>LibreOffice/6.4.0.3$Windows_X86_64 LibreOffice_project/b0a288ab3d2d4774cb44b62f04d5d28733ac6df8</meta:generator>
    <meta:print-date>2020-03-05T15:13:23.092000000</meta:print-date>
    <meta:document-statistic meta:table-count="1" meta:cell-count="103" meta:object-count="0"/>
  </office:meta>
</office:document-meta>
</file>